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66ff66"/>
    </style:style>
  </office:automatic-styles>
  <office:body>
    <office:spreadsheet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 table:number-columns-spanned="3" table:number-rows-spanned="1">
            <text:p>Base resistor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cc</text:p>
          </table:table-cell>
          <table:table-cell table:style-name="ce2" office:value-type="float" office:value="3.3" calcext:value-type="float">
            <text:p>3,3</text:p>
          </table:table-cell>
          <table:table-cell table:style-name="ce4"/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Rl</text:p>
          </table:table-cell>
          <table:table-cell office:value-type="float" office:value="560" calcext:value-type="float">
            <text:p>560</text:p>
          </table:table-cell>
          <table:table-cell table:style-name="ce5" office:value-type="string" calcext:value-type="string">
            <text:p>Load resist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fe</text:p>
          </table:table-cell>
          <table:table-cell office:value-type="float" office:value="420" calcext:value-type="float">
            <text:p>420</text:p>
          </table:table-cell>
          <table:table-cell table:style-name="ce5" office:value-type="string" calcext:value-type="string">
            <text:p>PNP557 DC g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</text:p>
          </table:table-cell>
          <table:table-cell table:formula="of:=[.B4]/[.B5]" office:value-type="float" office:value="0.00589285714285714" calcext:value-type="float">
            <text:p>0,0058928571</text:p>
          </table:table-cell>
          <table:table-cell table:style-name="ce6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b</text:p>
          </table:table-cell>
          <table:table-cell table:style-name="ce3" table:formula="of:=([.B4]*[.B6])/(5*[.B7])" office:value-type="float" office:value="47040" calcext:value-type="float">
            <text:p>47040</text:p>
          </table:table-cell>
          <table:table-cell office:value-type="string" calcext:value-type="string">
            <text:p>Ohm</text:p>
          </table:table-cell>
          <table:table-cell table:style-name="ce7" office:value-type="string" calcext:value-type="string">
            <text:p>47K</text:p>
          </table:table-cell>
          <table:table-cell office:value-type="string" calcext:value-type="string">
            <text:p>Oh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5">00/00/0000</text:date>, <text:time style:data-style-name="N2" text:time-value="11:28:44.07058823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1T13:28:43.484944313</meta:creation-date>
    <dc:date>2014-07-05T11:32:01.218048775</dc:date>
    <meta:editing-duration>PT6M26S</meta:editing-duration>
    <meta:editing-cycles>6</meta:editing-cycles>
    <meta:generator>LibreOffice/4.2.4.2$Linux_X86_64 LibreOffice_project/420m0$Build-2</meta:generator>
    <meta:document-statistic meta:table-count="1" meta:cell-count="17" meta:object-count="0"/>
  </office:meta>
</office:document-meta>
</file>